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4588" officeooo:paragraph-rsid="00034588"/>
    </style:style>
    <style:style style:name="P2" style:family="paragraph" style:parent-style-name="Standard">
      <style:paragraph-properties fo:text-align="center" style:justify-single-word="false"/>
      <style:text-properties officeooo:rsid="00034588" officeooo:paragraph-rsid="00034588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4588" officeooo:paragraph-rsid="00034588" style:font-weight-asian="bold" style:font-weight-complex="bold"/>
    </style:style>
    <style:style style:name="P4" style:family="paragraph" style:parent-style-name="Standard">
      <style:text-properties officeooo:rsid="0004ac9a" officeooo:paragraph-rsid="0004ac9a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ac9a" officeooo:paragraph-rsid="0004ac9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34588" officeooo:paragraph-rsid="00034588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officeooo:rsid="00034588" officeooo:paragraph-rsid="00034588" style:font-size-asian="14pt" style:font-weight-asian="bold" style:font-size-complex="14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04ac9a" officeooo:paragraph-rsid="0004ac9a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04ac9a" officeooo:paragraph-rsid="0004ac9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4ac9a" officeooo:paragraph-rsid="0004ac9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5f8f8" officeooo:paragraph-rsid="0005f8f8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weight="normal" officeooo:rsid="0005f8f8" officeooo:paragraph-rsid="0005f8f8" style:font-weight-asian="normal" style:font-weight-complex="normal"/>
    </style:style>
    <style:style style:name="T1" style:family="text">
      <style:text-properties officeooo:rsid="0004ac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on Technique</text:p>
      <text:p text:style-name="P2"/>
      <text:list xml:id="list5080596572360642138" text:style-name="L1">
        <text:list-item>
          <text:p text:style-name="P7">Prépara<text:span text:style-name="T1">tifs</text:span></text:p>
        </text:list-item>
      </text:list>
      <text:p text:style-name="P1"/>
      <text:p text:style-name="P4">Afin que le logiciel fonctionne correctement, il faut avoir une base de donnée MySQL de disponible et de fonctionnel.</text:p>
      <text:p text:style-name="P4"/>
      <text:p text:style-name="P4">Si ces prérequis sont remplis, il vous faut créer une table que vous appellerez « algobreizh_client » ainsi qu'un utilisateur « algobreizh » ayant les droits de création/insertion sur la base de donnée, avec un mot de passe si vous le souhaitez.</text:p>
      <text:p text:style-name="P1"/>
      <text:list xml:id="list103653085547366" text:continue-numbering="true" text:style-name="L1">
        <text:list-item>
          <text:p text:style-name="P7">Installation/Déploiement</text:p>
        </text:list-item>
      </text:list>
      <text:p text:style-name="P3"/>
      <text:p text:style-name="P5">Pour commencer, il cloner le dépôt du projet, ou récupérer le script sql que l'on va charger dans la base de donnée à cette adresse : <text:a xlink:type="simple" xlink:href="https://raw.githubusercontent.com/Konosprod/Java-Algobreizh/master/doc/algobreizh_client.sql" text:style-name="Internet_20_link" text:visited-style-name="Visited_20_Internet_20_Link">https://raw.githubusercontent.com/Konosprod/Java-Algobreizh/master/doc/algobreizh_client.sql</text:a></text:p>
      <text:p text:style-name="P5"/>
      <text:p text:style-name="P5">Une fois fait, il faudra éditer le fichier « config/config.properties » et entrer les informations relative à votre installation. Les différents paramètres sont :</text:p>
      <text:p text:style-name="P5"/>
      <text:list xml:id="list5708665846169706457" text:style-name="L2">
        <text:list-item>
          <text:p text:style-name="P8">database : Il correspond au nom de la base de donnée, ici « algobreizh_client »</text:p>
        </text:list-item>
        <text:list-item>
          <text:p text:style-name="P8">databaseUrl : Il correspond à l'adresse où se trouve la base de donnée MySQL. L'url doit être de la forme « mysq://hôte/ »</text:p>
        </text:list-item>
        <text:list-item>
          <text:p text:style-name="P8">databaseUser : Il correspond au nom d'utilisateur de la base de donnée</text:p>
        </text:list-item>
        <text:list-item>
          <text:p text:style-name="P8">databasePassword : Il correspond au mot de passe de l'utilisateur de la base de donnée</text:p>
        </text:list-item>
      </text:list>
      <text:p text:style-name="P5"/>
      <text:p text:style-name="P5">A des fins de tests, une base de donnée à été mise à disposition. Voici les paramètres par défaut afin d'y accéder :</text:p>
      <text:p text:style-name="P5"/>
      <text:list xml:id="list1444695565512910337" text:style-name="L3">
        <text:list-item>
          <text:p text:style-name="P9">database : algobreizh_client</text:p>
        </text:list-item>
        <text:list-item>
          <text:p text:style-name="P9">databaseUrl : mysql://konosprod.fr/</text:p>
        </text:list-item>
        <text:list-item>
          <text:p text:style-name="P9">databaseUser : algobreizh</text:p>
        </text:list-item>
        <text:list-item>
          <text:p text:style-name="P9">databasePassword : t8{N_*AP</text:p>
        </text:list-item>
      </text:list>
      <text:p text:style-name="P5"/>
      <text:p text:style-name="P11">Afin de se connecter au logiciel en lui même, il faut utiliser ces paramètres par défaut :</text:p>
      <text:p text:style-name="P11"/>
      <text:list xml:id="list4394942159916830130" text:style-name="L4">
        <text:list-item>
          <text:p text:style-name="P12">Identifiant : 1</text:p>
        </text:list-item>
        <text:list-item>
          <text:p text:style-name="P12">Mot de passe : blah</text:p>
        </text:list-item>
      </text:list>
      <text:p text:style-name="P11"/>
      <text:p text:style-name="P11">Il s'agit d'un commercial créé pour les cadres des t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46:35.424000000</meta:creation-date>
    <dc:date>2016-05-10T10:36:51.515000000</dc:date>
    <meta:editing-duration>PT23M55S</meta:editing-duration>
    <meta:editing-cycles>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20" meta:word-count="263" meta:character-count="1591" meta:non-whitespace-character-count="1360"/>
  </office:meta>
</office:document-meta>
</file>